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normal" officeooo:rsid="00171a1a" officeooo:paragraph-rsid="00171a1a" style:font-weight-asian="normal" style:font-weight-complex="normal"/>
    </style:style>
    <style:style style:name="P3" style:family="paragraph" style:parent-style-name="Standard">
      <style:text-properties officeooo:paragraph-rsid="00239c42"/>
    </style:style>
    <style:style style:name="P4" style:family="paragraph" style:parent-style-name="Standard" style:list-style-name="WWNum2">
      <style:paragraph-properties fo:margin-left="1.27cm" fo:margin-right="0cm" fo:text-indent="-0.635cm" style:auto-text-indent="false"/>
      <style:text-properties officeooo:paragraph-rsid="0018d9f7"/>
    </style:style>
    <style:style style:name="P5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6" style:family="paragraph" style:parent-style-name="Standard" style:list-style-name="WWNum1">
      <style:paragraph-properties fo:margin-left="1.27cm" fo:margin-right="0cm" fo:text-indent="-0.635cm" style:auto-text-indent="false"/>
      <style:text-properties officeooo:paragraph-rsid="00239c42"/>
    </style:style>
    <style:style style:name="P7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8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9" style:family="paragraph" style:parent-style-name="Standard" style:list-style-name="WWNum5">
      <style:paragraph-properties fo:margin-left="1.27cm" fo:margin-right="0cm" fo:text-indent="-0.635cm" style:auto-text-indent="false"/>
    </style:style>
    <style:style style:name="P10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Standard" style:list-style-name="WWNum2">
      <style:paragraph-properties fo:margin-left="0cm" fo:margin-right="0cm" fo:text-indent="0cm" style:auto-text-indent="false"/>
      <style:text-properties officeooo:paragraph-rsid="0018d9f7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paragraph-rsid="001bfe62"/>
    </style:style>
    <style:style style:name="P14" style:family="paragraph" style:parent-style-name="Title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fo:background-color="#ffff00"/>
    </style:style>
    <style:style style:name="T3" style:family="text">
      <style:text-properties fo:background-color="#00ff00"/>
    </style:style>
    <style:style style:name="T4" style:family="text">
      <style:text-properties fo:background-color="#ff000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1a1a" style:font-weight-asian="normal" style:font-weight-complex="normal"/>
    </style:style>
    <style:style style:name="T7" style:family="text">
      <style:text-properties fo:font-weight="normal" officeooo:rsid="00171a1a" style:font-weight-asian="normal" style:font-weight-complex="normal" fo:background-color="#00ff00"/>
    </style:style>
    <style:style style:name="T8" style:family="text">
      <style:text-properties fo:font-weight="normal" officeooo:rsid="00171a1a" fo:background-color="transparent" loext:char-shading-value="0" style:font-weight-asian="normal" style:font-weight-complex="normal"/>
    </style:style>
    <style:style style:name="T9" style:family="text">
      <style:text-properties loext:char-shading-value="0" fo:background-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wisqv2jh1ri2"/>Suivi des sprints</text:p>
      <text:p text:style-name="Standard">Ce document permet l’archive du déroulement des sprints.</text:p>
      <text:p text:style-name="Standard"/>
      <text:p text:style-name="Standard"/>
      <text:p text:style-name="P2">En cas de succès, cocher la case de la façon suivante :</text:p>
      <text:list xml:id="list1011570529666790348" text:style-name="WWNum2">
        <text:list-item>
          <text:p text:style-name="P4"><text:span text:style-name="T3">Succès </text:span></text:p>
          <text:p text:style-name="P12"><text:span text:style-name="T3"/></text:p>
          <text:p text:style-name="P12"><text:span text:style-name="T8">Pour un échec, cocher la case de la <text:s/>façon suivante :</text:span></text:p>
        </text:list-item>
      </text:list>
      <text:list xml:id="list1920518039691682465" text:style-name="WWNum6">
        <text:list-item>
          <text:p text:style-name="P10"><text:span text:style-name="T4"><text:s/></text:span><text:span text:style-name="T9">Echec</text:span></text:p>
        </text:list-item>
      </text:list>
      <text:p text:style-name="P11"><text:span text:style-name="T4"/></text:p>
      <text:p text:style-name="P11"><text:span text:style-name="T4"/></text:p>
      <text:p text:style-name="P11"><text:span text:style-name="T4"/></text:p>
      <text:p text:style-name="Standard"><text:span text:style-name="T1">Numéro de sprint : </text:span></text:p>
      <text:p text:style-name="Standard"><text:span text:style-name="T2">Description :</text:span></text:p>
      <text:p text:style-name="Standard">Date de début : </text:p>
      <text:p text:style-name="Standard">Date de fin : </text:p>
      <text:list xml:id="list6105665985197699769" text:style-name="WWNum1">
        <text:list-item>
          <text:p text:style-name="P5">Succès </text:p>
        </text:list-item>
        <text:list-item>
          <text:p text:style-name="P5">Echec</text:p>
        </text:list-item>
      </text:list>
      <text:p text:style-name="Standard">Remarques : </text:p>
      <text:p text:style-name="Standard"/>
      <text:p text:style-name="Standard"><text:span text:style-name="T1">Numéro de sprint : </text:span></text:p>
      <text:p text:style-name="Standard"><text:span text:style-name="T2">Description :</text:span></text:p>
      <text:p text:style-name="Standard">Date de début : </text:p>
      <text:p text:style-name="Standard">Date de fin : </text:p>
      <text:list xml:id="list170742809380390" text:continue-numbering="true" text:style-name="WWNum1">
        <text:list-item>
          <text:p text:style-name="P5">Succès </text:p>
        </text:list-item>
        <text:list-item>
          <text:p text:style-name="P5">Echec</text:p>
        </text:list-item>
      </text:list>
      <text:p text:style-name="Standard">Remarques : </text:p>
      <text:p text:style-name="Standard"/>
      <text:p text:style-name="Standard"><text:span text:style-name="T1">Numéro de sprint : </text:span></text:p>
      <text:p text:style-name="Standard"><text:span text:style-name="T2">Description :</text:span></text:p>
      <text:p text:style-name="Standard">Date de début : </text:p>
      <text:p text:style-name="Standard">Date de fin : </text:p>
      <text:list xml:id="list170742453570550" text:continue-numbering="true" text:style-name="WWNum1">
        <text:list-item>
          <text:p text:style-name="P5">Succès </text:p>
        </text:list-item>
        <text:list-item>
          <text:p text:style-name="P5">Echec</text:p>
        </text:list-item>
      </text:list>
      <text:p text:style-name="Standard">Remarques : </text:p>
      <text:p text:style-name="Standard"/>
      <text:p text:style-name="Standard"><text:span text:style-name="T1">Numéro de sprint : </text:span></text:p>
      <text:p text:style-name="Standard"><text:span text:style-name="T2">Description :</text:span></text:p>
      <text:p text:style-name="Standard">Date de début : </text:p>
      <text:p text:style-name="Standard">Date de fin : </text:p>
      <text:list xml:id="list170743751083798" text:continue-numbering="true" text:style-name="WWNum1">
        <text:list-item>
          <text:p text:style-name="P5">Succès </text:p>
        </text:list-item>
        <text:list-item>
          <text:p text:style-name="P5">Echec</text:p>
        </text:list-item>
      </text:list>
      <text:p text:style-name="Standard">Remarques : </text:p>
      <text:p text:style-name="Standard"/>
      <text:p text:style-name="Standard"><text:span text:style-name="T1">Numéro de sprint : </text:span></text:p>
      <text:p text:style-name="Standard"><text:span text:style-name="T2">Description :</text:span></text:p>
      <text:p text:style-name="Standard"><text:soft-page-break/>Date de début : </text:p>
      <text:p text:style-name="Standard">Date de fin : </text:p>
      <text:list xml:id="list170742557051663" text:continue-numbering="true" text:style-name="WWNum1">
        <text:list-item>
          <text:p text:style-name="P5">Succès </text:p>
        </text:list-item>
        <text:list-item>
          <text:p text:style-name="P5">Echec</text:p>
        </text:list-item>
      </text:list>
      <text:p text:style-name="Standard">Remarques : </text:p>
      <text:p text:style-name="Standard"/>
      <text:p text:style-name="Standard"/>
      <text:p text:style-name="P3"><text:span text:style-name="T1">Numéro de sprint : </text:span></text:p>
      <text:p text:style-name="P3"><text:span text:style-name="T2">Description :</text:span></text:p>
      <text:p text:style-name="P3">Date de début : </text:p>
      <text:p text:style-name="P3">Date de fin : </text:p>
      <text:list xml:id="list170741654921319" text:continue-numbering="true" text:style-name="WWNum1">
        <text:list-item>
          <text:p text:style-name="P6">Succès </text:p>
        </text:list-item>
        <text:list-item>
          <text:p text:style-name="P6">Echec</text:p>
        </text:list-item>
      </text:list>
      <text:p text:style-name="P3">Remarques : </text:p>
      <text:p text:style-name="P3"/>
      <text:p text:style-name="P3"><text:span text:style-name="T1">Numéro de sprint : </text:span></text:p>
      <text:p text:style-name="P3"><text:span text:style-name="T2">Description :</text:span></text:p>
      <text:p text:style-name="P3">Date de début : </text:p>
      <text:p text:style-name="P3">Date de fin : </text:p>
      <text:list xml:id="list170743531207447" text:continue-numbering="true" text:style-name="WWNum1">
        <text:list-item>
          <text:p text:style-name="P6">Succès </text:p>
        </text:list-item>
        <text:list-item>
          <text:p text:style-name="P6">Echec</text:p>
        </text:list-item>
      </text:list>
      <text:p text:style-name="P3">Remarques : </text:p>
      <text:p text:style-name="P3"/>
      <text:p text:style-name="P3"><text:span text:style-name="T1">Numéro de sprint : </text:span></text:p>
      <text:p text:style-name="P3"><text:span text:style-name="T2">Description :</text:span></text:p>
      <text:p text:style-name="P3">Date de début : </text:p>
      <text:p text:style-name="P3">Date de fin : </text:p>
      <text:list xml:id="list170742813082465" text:continue-numbering="true" text:style-name="WWNum1">
        <text:list-item>
          <text:p text:style-name="P6">Succès </text:p>
        </text:list-item>
        <text:list-item>
          <text:p text:style-name="P6">Echec</text:p>
        </text:list-item>
      </text:list>
      <text:p text:style-name="P3">Remarques : </text:p>
      <text:p text:style-name="P3"/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background-color="#ffffff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❏" text:bullet-char="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❏" text:bullet-char="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❏" text:bullet-char="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❏" text:bullet-char="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❏" text:bullet-char="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❏" text:bullet-char="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❏" text:bullet-char="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❏" text:bullet-char="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✓" text:bullet-char="✓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❏" text:bullet-char="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❏" text:bullet-char="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❏" text:bullet-char="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❏" text:bullet-char="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❏" text:bullet-char="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❏" text:bullet-char="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❏" text:bullet-char="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❏" text:bullet-char="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✓" text:bullet-char="✓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❏" text:bullet-char="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❏" text:bullet-char="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❏" text:bullet-char="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❏" text:bullet-char="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❏" text:bullet-char="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❏" text:bullet-char="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❏" text:bullet-char="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❏" text:bullet-char="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✓" text:bullet-char="✓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❏" text:bullet-char="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❏" text:bullet-char="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❏" text:bullet-char="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❏" text:bullet-char="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❏" text:bullet-char="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❏" text:bullet-char="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❏" text:bullet-char="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❏" text:bullet-char="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✓" text:bullet-char="✓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❏" text:bullet-char="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❏" text:bullet-char="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❏" text:bullet-char="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❏" text:bullet-char="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❏" text:bullet-char="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❏" text:bullet-char="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❏" text:bullet-char="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❏" text:bullet-char="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✓" text:bullet-char="✓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❏" text:bullet-char="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❏" text:bullet-char="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❏" text:bullet-char="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❏" text:bullet-char="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❏" text:bullet-char="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❏" text:bullet-char="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❏" text:bullet-char="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❏" text:bullet-char="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4T17:07:30.554984726</dc:date>
    <meta:editing-duration>PT7M9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63" meta:word-count="200" meta:character-count="902" meta:non-whitespace-character-count="741"/>
  </office:meta>
</office:document-meta>
</file>